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0082" officeooo:paragraph-rsid="000f008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dolfo Abrantes - Isaias 9</text:p>
      <text:p text:style-name="P1"/>
      <text:p text:style-name="P1"/>
      <text:section text:style-name="Sect1" text:name="Seção1">
        <text:p text:style-name="P1">[Intro] D <text:s/>A <text:s/>Bm <text:s/>D <text:s/>A <text:s/>Bm</text:p>
        <text:p text:style-name="P1"/>
        <text:p text:style-name="P1">D <text:s text:c="4"/>A <text:s text:c="6"/>Bm</text:p>
        <text:p text:style-name="P1">Um menino nasceu</text:p>
        <text:p text:style-name="P1"><text:s text:c="9"/>D <text:s text:c="4"/>A <text:s text:c="5"/>Bm</text:p>
        <text:p text:style-name="P1">Como um filho se nos deu</text:p>
        <text:p text:style-name="P1"><text:s text:c="17"/>D</text:p>
        <text:p text:style-name="P1">Ele é o próprio Deus</text:p>
        <text:p text:style-name="P1"><text:s text:c="3"/>A <text:s text:c="6"/>Bm</text:p>
        <text:p text:style-name="P1">E vive em mim</text:p>
        <text:p text:style-name="P1"><text:s text:c="16"/>D</text:p>
        <text:p text:style-name="P1">Debaixo de suas asas</text:p>
        <text:p text:style-name="P1"><text:s text:c="4"/>A <text:s text:c="6"/>Bm</text:p>
        <text:p text:style-name="P1">Eu me escondi</text:p>
        <text:p text:style-name="P1"/>
        <text:p text:style-name="P1"/>
        <text:p text:style-name="P1">G <text:s text:c="7"/>Bm <text:s text:c="4"/>Em</text:p>
        <text:p text:style-name="P1">E o seu nome é maravilhoso</text:p>
        <text:p text:style-name="P1">G <text:s text:c="11"/>Bm <text:s text:c="8"/>A</text:p>
        <text:p text:style-name="P1"><text:s/>Glória ao príncipe da paz</text:p>
        <text:p text:style-name="P1"/>
        <text:p text:style-name="P1">D <text:s text:c="4"/>A <text:s text:c="7"/>Bm</text:p>
        <text:p text:style-name="P1">Um menino nasceu</text:p>
        <text:p text:style-name="P1"><text:s text:c="9"/>D <text:s text:c="4"/>A <text:s text:c="5"/>Bm</text:p>
        <text:p text:style-name="P1">Como um filho se nos deu</text:p>
        <text:p text:style-name="P1"><text:s text:c="17"/>D</text:p>
        <text:p text:style-name="P1">Ele é o próprio Deus</text:p>
        <text:p text:style-name="P1"><text:s text:c="3"/>A <text:s text:c="6"/>Bm</text:p>
        <text:p text:style-name="P1">E vive em mim</text:p>
        <text:p text:style-name="P1"><text:s text:c="16"/>D</text:p>
        <text:p text:style-name="P1">Debaixo de suas asas</text:p>
        <text:p text:style-name="P1"><text:s text:c="4"/>A <text:s text:c="6"/>Bm</text:p>
        <text:p text:style-name="P1">Eu me escondi</text:p>
        <text:p text:style-name="P1"/>
        <text:p text:style-name="P1">G <text:s text:c="7"/>Bm <text:s text:c="4"/>Em</text:p>
        <text:p text:style-name="P1">E o seu nome é maravilhoso</text:p>
        <text:p text:style-name="P1">G <text:s text:c="11"/>Bm <text:s text:c="8"/>A</text:p>
        <text:p text:style-name="P1"><text:s/>Glória ao príncipe da paz</text:p>
        <text:p text:style-name="P1"/>
        <text:p text:style-name="P1"><text:s text:c="3"/>Bm <text:s text:c="15"/>F#m</text:p>
        <text:p text:style-name="P1">O céu começa a se abrir</text:p>
        <text:p text:style-name="P1"><text:s text:c="8"/>Bm <text:s text:c="14"/>G</text:p>
        <text:p text:style-name="P1">Toda a terra se dobrou a Ti</text:p>
        <text:p text:style-name="P1"><text:s text:c="2"/>D <text:s text:c="13"/>F#m</text:p>
        <text:p text:style-name="P1">Cristo, rei dos reis</text:p>
        <text:p text:style-name="P1"><text:s text:c="13"/>G</text:p>
        <text:p text:style-name="P1">Veio nos buscar</text:p>
        <text:p text:style-name="P1"><text:s/>Bm <text:s text:c="14"/>F#m</text:p>
        <text:p text:style-name="P1">Leva-nos em tuas mãos</text:p>
        <text:p text:style-name="P1"><text:s text:c="7"/>Bm <text:s text:c="11"/>G</text:p>
        <text:p text:style-name="P1">Pelas portas da cidade</text:p>
        <text:p text:style-name="P1"><text:s text:c="2"/>D <text:s text:c="9"/>F#m</text:p>
        <text:p text:style-name="P1">Na nova Jerusalém</text:p>
        <text:p text:style-name="P1"><text:s text:c="18"/>G</text:p>
        <text:p text:style-name="P1">Tua noiva vai entrar</text:p>
        <text:p text:style-name="P1"><text:s text:c="3"/>Bm <text:s text:c="15"/>F#m</text:p>
        <text:p text:style-name="P1">O céu começa a se abrir</text:p>
        <text:p text:style-name="P1"><text:s text:c="8"/>Bm <text:s text:c="15"/>G</text:p>
        <text:p text:style-name="P1">Toda a terra se dobrou a Ti</text:p>
        <text:p text:style-name="P1"><text:s text:c="3"/>D <text:s text:c="11"/>F#m</text:p>
        <text:p text:style-name="P1">Cristo, rei dos reis</text:p>
        <text:p text:style-name="P1"><text:s text:c="13"/>G</text:p>
        <text:p text:style-name="P1">Veio nos buscar</text:p>
        <text:p text:style-name="P1"><text:s/>Bm <text:s text:c="14"/>F#m</text:p>
        <text:p text:style-name="P1">Leva-nos em tuas mãos</text:p>
        <text:p text:style-name="P1"><text:s text:c="7"/>Am <text:s text:c="11"/>F</text:p>
        <text:p text:style-name="P1">Pelas portas da cidade</text:p>
        <text:p text:style-name="P1"><text:s text:c="2"/>D <text:s text:c="10"/>F#m</text:p>
        <text:p text:style-name="P1">Na nova Jerusalém</text:p>
        <text:p text:style-name="P1"><text:s text:c="18"/>G</text:p>
        <text:p text:style-name="P1">Tua noiva vai entrar</text:p>
        <text:p text:style-name="P1"/>
        <text:p text:style-name="P1">( Bm <text:s/>F#m <text:s/>Bm <text:s/>G <text:s/>D <text:s/>A )</text:p>
        <text:p text:style-name="P1">( Bm <text:s/>F#m <text:s/>Bm <text:s/>G <text:s/>D <text:s/>A )</text:p>
        <text:p text:style-name="P1"/>
        <text:p text:style-name="P1"><text:s text:c="10"/>Gm <text:s text:c="6"/>F#m <text:s text:c="4"/>Bm <text:s text:c="13"/>G</text:p>
        <text:p text:style-name="P1">Cantando Santo, Santo, Santo é o Senhor</text:p>
        <text:p text:style-name="P1"><text:s/>Bm <text:s text:c="18"/>F#m</text:p>
        <text:p text:style-name="P1">Ninguém me toca como Tu</text:p>
        <text:p text:style-name="P1">Bm <text:s text:c="21"/>G</text:p>
        <text:p text:style-name="P1">Ninguém me vê como Tu me vê</text:p>
        <text:p text:style-name="P1"><text:s text:c="6"/>Bm <text:s text:c="12"/>F#m <text:s text:c="9"/>G</text:p>
        <text:p text:style-name="P1">Faz brilhar teu rosto sobre mi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8:24:53.533683214</meta:creation-date>
    <dc:date>2018-05-14T18:27:22.576900646</dc:date>
    <meta:editing-duration>PT2M2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76" meta:word-count="270" meta:character-count="1612" meta:non-whitespace-character-count="819"/>
  </office:meta>
</office:document-meta>
</file>